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officeooo:rsid="001e7366" officeooo:paragraph-rsid="001e7366"/>
    </style:style>
    <style:style style:name="P2" style:family="paragraph" style:parent-style-name="Standard">
      <style:text-properties style:font-name="Ubuntu Mono" officeooo:rsid="001e7366" officeooo:paragraph-rsid="00287c01"/>
    </style:style>
    <style:style style:name="P3" style:family="paragraph" style:parent-style-name="Standard">
      <style:text-properties style:font-name="Ubuntu Mono" officeooo:rsid="00235005" officeooo:paragraph-rsid="00235005"/>
    </style:style>
    <style:style style:name="P4" style:family="paragraph" style:parent-style-name="Standard">
      <style:text-properties style:font-name="Ubuntu Mono" officeooo:rsid="002636b2" officeooo:paragraph-rsid="002636b2"/>
    </style:style>
    <style:style style:name="P5" style:family="paragraph" style:parent-style-name="Standard">
      <style:text-properties style:font-name="Ubuntu Mono" officeooo:rsid="002b72e1" officeooo:paragraph-rsid="002b72e1"/>
    </style:style>
    <style:style style:name="P6" style:family="paragraph" style:parent-style-name="Standard" style:list-style-name="L1">
      <style:text-properties style:font-name="Ubuntu Mono" officeooo:rsid="002c7713" officeooo:paragraph-rsid="002c7713"/>
    </style:style>
    <style:style style:name="T1" style:family="text">
      <style:text-properties officeooo:rsid="001ffe89"/>
    </style:style>
    <style:style style:name="T2" style:family="text">
      <style:text-properties fo:color="#ce181e"/>
    </style:style>
    <style:style style:name="T3" style:family="text">
      <style:text-properties officeooo:rsid="00245a33"/>
    </style:style>
    <style:style style:name="T4" style:family="text">
      <style:text-properties officeooo:rsid="00271fe8"/>
    </style:style>
    <style:style style:name="T5" style:family="text">
      <style:text-properties officeooo:rsid="002b72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Rest</text:span> – Representational state transfer. <text:span text:style-name="T3">It is an architectural style protocol. Use XML or JSON to send and receive data. Simply calls services via URL path. Result is readable which is in XML or JSON. Easy to call from Javascript. Use only HTTP protocol for transfer.</text:span></text:p>
      <text:p text:style-name="P2"/>
      <text:p text:style-name="P2">It means when a RESTful API is called, the server will transfer to the client a representation of the state of the requested resource. <text:span text:style-name="T1">For example I have a user data, I will represent this data as a json or xml, yaml.</text:span></text:p>
      <text:p text:style-name="P1"/>
      <text:p text:style-name="P3">POST – create </text:p>
      <text:p text:style-name="P3">PUT – update </text:p>
      <text:p text:style-name="P3">GET – access data </text:p>
      <text:p text:style-name="P3">DELETE – remove data</text:p>
      <text:p text:style-name="P3"/>
      <text:p text:style-name="P3">Adv and Dis adv of the REST ?</text:p>
      <text:list xml:id="list1126025020" text:style-name="L1">
        <text:list-item>
          <text:p text:style-name="P6">Use XML, JSON, HTML, YAML</text:p>
        </text:list-item>
      </text:list>
      <text:p text:style-name="P3"/>
      <text:p text:style-name="P3"/>
      <text:p text:style-name="P4"><text:span text:style-name="T2">SOAP</text:span><text:span text:style-name="T5">(Simple Object Access Protocol) </text:span>is XML based message protocol. <text:span text:style-name="T4">Use WSDL for communication between client and <text:s/>provider. Call services using “Remote Procedure Call” (RPC). Result is not human readable. Javascript can call SOAP, but it is difficult. SOAP use HTTP, SMTP, FTP, etc protocols for transfer.</text:span></text:p>
      <text:p text:style-name="P4"/>
      <text:p text:style-name="P5"><text:span text:style-name="T2">WSDL</text:span> is “Web Services Description Language”, and written in XML, using for communications between client and provider in SOA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8:01:30.386224082</meta:creation-date>
    <dc:date>2019-01-19T14:48:33.208278405</dc:date>
    <meta:editing-duration>PT2H12M55S</meta:editing-duration>
    <meta:editing-cycles>18</meta:editing-cycles>
    <meta:generator>LibreOffice/6.1.2.1$Linux_X86_64 LibreOffice_project/10$Build-1</meta:generator>
    <meta:document-statistic meta:table-count="0" meta:image-count="0" meta:object-count="0" meta:page-count="1" meta:paragraph-count="10" meta:word-count="177" meta:character-count="1045" meta:non-whitespace-character-count="870"/>
  </office:meta>
</office:document-meta>
</file>